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57in"/>
    </style:style>
    <style:style style:name="co2" style:family="table-column">
      <style:table-column-properties fo:break-before="auto" style:column-width="5.07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6.4862in"/>
    </style:style>
    <style:style style:name="co6" style:family="table-column">
      <style:table-column-properties fo:break-before="auto" style:column-width="1.2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  <style:style style:name="ce3" style:family="table-cell" style:parent-style-name="Default" style:data-style-name="N104"/>
    <style:style style:name="ce12" style:family="table-cell" style:parent-style-name="Default" style:data-style-name="N102"/>
    <style:style style:name="ce13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default-cell-style-name="Default"/>
        <table:table-column table:style-name="co3" table:number-columns-repeated="2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Foundation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ckets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LSTHD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18" calcext:value-type="currency">
            <text:p>$18.00</text:p>
          </table:table-cell>
          <table:table-cell table:style-name="ce3"/>
          <table:table-cell table:formula="of:=[.C5]*[.E5]" office:value-type="currency" office:currency="USD" office:value="180" calcext:value-type="currency">
            <text:p>$1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CB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20" calcext:value-type="currency">
            <text:p>$20.00</text:p>
          </table:table-cell>
          <table:table-cell table:style-name="ce3"/>
          <table:table-cell table:formula="of:=[.C6]*[.E6]" office:value-type="currency" office:currency="USD" office:value="60" calcext:value-type="currency">
            <text:p>$6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B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50" calcext:value-type="currency">
            <text:p>$50.00</text:p>
          </table:table-cell>
          <table:table-cell table:style-name="ce3"/>
          <table:table-cell table:formula="of:=[.C7]*[.E7]" office:value-type="currency" office:currency="USD" office:value="400" calcext:value-type="currency">
            <text:p>$4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/8 J bol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1.85" calcext:value-type="currency">
            <text:p>$1.85</text:p>
          </table:table-cell>
          <table:table-cell table:style-name="ce3"/>
          <table:table-cell table:formula="of:=[.C8]*[.E8]" office:value-type="currency" office:currency="USD" office:value="92.5" calcext:value-type="currency">
            <text:p>$92.5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lab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#4 Rebarx20’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12" calcext:value-type="currency">
            <text:p>$12.00</text:p>
          </table:table-cell>
          <table:table-cell table:style-name="ce3"/>
          <table:table-cell table:formula="of:=[.C10]*[.E10]" office:value-type="currency" office:currency="USD" office:value="144" calcext:value-type="currency">
            <text:p>$144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cre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170" calcext:value-type="currency">
            <text:p>$170.00</text:p>
          </table:table-cell>
          <table:table-cell table:style-name="ce3"/>
          <table:table-cell table:formula="of:=[.C11]*[.E11]" office:value-type="currency" office:currency="USD" office:value="3400" calcext:value-type="currency">
            <text:p>$3,4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 Grav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-A4</text:p>
          </table:table-cell>
          <table:table-cell office:value-type="currency" office:currency="USD" office:value="60" calcext:value-type="currency">
            <text:p>$60.00</text:p>
          </table:table-cell>
          <table:table-cell table:style-name="ce3"/>
          <table:table-cell table:formula="of:=[.C12]*[.E12]" office:value-type="currency" office:currency="USD" office:value="480" calcext:value-type="currency">
            <text:p>$4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arth Work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600" calcext:value-type="currency">
            <text:p>$3,600.00</text:p>
          </table:table-cell>
          <table:table-cell table:style-name="ce3"/>
          <table:table-cell table:formula="of:=[.C13]*[.E13]" office:value-type="currency" office:currency="USD" office:value="3600" calcext:value-type="currency">
            <text:p>$3,6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/>
          <table:table-cell office:value-type="string" calcext:value-type="string">
            <text:p>Trench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0" calcext:value-type="currency">
            <text:p>$800.00</text:p>
          </table:table-cell>
          <table:table-cell table:style-name="ce3"/>
          <table:table-cell table:formula="of:=[.C14]*[.E14]" office:value-type="currency" office:currency="USD" office:value="800" calcext:value-type="currency">
            <text:p>$8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/>
          <table:table-cell office:value-type="string" calcext:value-type="string">
            <text:p>Plumb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500" calcext:value-type="currency">
            <text:p>$4,500.00</text:p>
          </table:table-cell>
          <table:table-cell table:style-name="ce3"/>
          <table:table-cell table:formula="of:=[.C15]*[.E15]" office:value-type="currency" office:currency="USD" office:value="4500" calcext:value-type="currency">
            <text:p>$4,5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/>
          <table:table-cell office:value-type="string" calcext:value-type="string">
            <text:p>For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000" calcext:value-type="currency">
            <text:p>$2,000.00</text:p>
          </table:table-cell>
          <table:table-cell table:style-name="ce3"/>
          <table:table-cell table:formula="of:=[.C16]*[.E16]" office:value-type="currency" office:currency="USD" office:value="2000" calcext:value-type="currency">
            <text:p>$2,000.00</text:p>
          </table:table-cell>
          <table:table-cell/>
          <table:table-cell office:value-type="string" calcext:value-type="string">
            <text:p>labor</text:p>
          </table:table-cell>
        </table:table-row>
        <table:table-row table:style-name="ro1">
          <table:table-cell table:style-name="ce1" office:value-type="string" calcext:value-type="string">
            <text:p>Plumbing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office:value-type="string" calcext:value-type="string">
            <text:p>3 inch Waste 10’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60" calcext:value-type="currency">
            <text:p>$60.00</text:p>
          </table:table-cell>
          <table:table-cell table:style-name="ce3"/>
          <table:table-cell table:formula="of:=[.C18]*[.E18]" office:value-type="currency" office:currency="USD" office:value="720" calcext:value-type="currency">
            <text:p>$720.0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Waste Fittings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3"/>
          <table:table-cell table:formula="of:=[.C19]*[.E19]" office:value-type="currency" office:currency="USD" office:value="60" calcext:value-type="currency">
            <text:p>$60.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formula="of:=[.C20]*[.E20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formula="of:=[.C21]*[.E21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formula="of:=[.C22]*[.E22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24”x24” Fixed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450.36" calcext:value-type="currency">
            <text:p>$450.36</text:p>
          </table:table-cell>
          <table:table-cell table:style-name="ce3"/>
          <table:table-cell table:formula="of:=[.C24]*[.E24]" office:value-type="currency" office:currency="USD" office:value="1351.08" calcext:value-type="currency">
            <text:p>$1,351.08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7'-0" x 4'-6" DBL. CAS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449.7" calcext:value-type="currency">
            <text:p>$3,449.70</text:p>
          </table:table-cell>
          <table:table-cell table:style-name="ce3"/>
          <table:table-cell table:formula="of:=[.C25]*[.E25]" office:value-type="currency" office:currency="USD" office:value="3449.7" calcext:value-type="currency">
            <text:p>$3,449.70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3'-0" x 4'-6" S.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156" calcext:value-type="currency">
            <text:p>$1,156.00</text:p>
          </table:table-cell>
          <table:table-cell table:style-name="ce3"/>
          <table:table-cell table:formula="of:=[.C26]*[.E26]" office:value-type="currency" office:currency="USD" office:value="1156" calcext:value-type="currency">
            <text:p>$1,156.00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6'-0" x 8'-0" GLASS SLIDER 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602.71" calcext:value-type="currency">
            <text:p>$5,602.71</text:p>
          </table:table-cell>
          <table:table-cell table:style-name="ce3"/>
          <table:table-cell table:formula="of:=[.C27]*[.E27]" office:value-type="currency" office:currency="USD" office:value="5602.71" calcext:value-type="currency">
            <text:p>$5,602.71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3'-0" x 5'-0" S.H.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231.39" calcext:value-type="currency">
            <text:p>$1,231.39</text:p>
          </table:table-cell>
          <table:table-cell table:style-name="ce3"/>
          <table:table-cell table:formula="of:=[.C28]*[.E28]" office:value-type="currency" office:currency="USD" office:value="1231.39" calcext:value-type="currency">
            <text:p>$1,231.39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/>
          <table:table-cell office:value-type="string" calcext:value-type="string">
            <text:p>4'-0" x 5'-0" S.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373.89" calcext:value-type="currency">
            <text:p>$1,373.89</text:p>
          </table:table-cell>
          <table:table-cell table:style-name="ce3"/>
          <table:table-cell table:formula="of:=[.C29]*[.E29]" office:value-type="currency" office:currency="USD" office:value="1373.89" calcext:value-type="currency">
            <text:p>$1,373.89</text:p>
          </table:table-cell>
          <table:table-cell/>
          <table:table-cell office:value-type="string" calcext:value-type="string">
            <text:p>U-FACTOR OF 0.40 OR BETTER AND SOLAR HEAT GAIN COEFFICIENT OF 0.25 OR BETTER </text:p>
          </table:table-cell>
        </table:table-row>
        <table:table-row table:style-name="ro1"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Exterior 36”x96”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828.29" calcext:value-type="currency">
            <text:p>$1,828.29</text:p>
          </table:table-cell>
          <table:table-cell table:style-name="ce13"/>
          <table:table-cell table:style-name="ce13" table:formula="of:=[.C31]*[.E31]" office:value-type="currency" office:currency="USD" office:value="1828.29" calcext:value-type="currency">
            <text:p>$1,828</text:p>
          </table:table-cell>
          <table:table-cell/>
          <table:table-cell office:value-type="string" calcext:value-type="string">
            <text:p>Right Hinged tempered partial glass</text:p>
          </table:table-cell>
        </table:table-row>
        <table:table-row table:style-name="ro1">
          <table:table-cell/>
          <table:table-cell office:value-type="string" calcext:value-type="string">
            <text:p>Interior 32”x80”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215" calcext:value-type="currency">
            <text:p>$215.00</text:p>
          </table:table-cell>
          <table:table-cell table:style-name="ce13"/>
          <table:table-cell table:style-name="ce13" table:formula="of:=[.C32]*[.E32]" office:value-type="currency" office:currency="USD" office:value="430" calcext:value-type="currency">
            <text:p>$430</text:p>
          </table:table-cell>
          <table:table-cell/>
          <table:table-cell office:value-type="string" calcext:value-type="string">
            <text:p>Right Handed hollow core</text:p>
          </table:table-cell>
        </table:table-row>
        <table:table-row table:style-name="ro1">
          <table:table-cell/>
          <table:table-cell office:value-type="string" calcext:value-type="string">
            <text:p>Exterior 32”x80”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308.46" calcext:value-type="currency">
            <text:p>$1,308.46</text:p>
          </table:table-cell>
          <table:table-cell table:style-name="ce13"/>
          <table:table-cell table:style-name="ce13" table:formula="of:=[.C33]*[.E31]" office:value-type="currency" office:currency="USD" office:value="1828.29" calcext:value-type="currency">
            <text:p>$1,828</text:p>
          </table:table-cell>
          <table:table-cell/>
          <table:table-cell office:value-type="string" calcext:value-type="string">
            <text:p>Right Hinged tempered partial glass</text:p>
          </table:table-cell>
        </table:table-row>
        <table:table-row table:style-name="ro1">
          <table:table-cell/>
          <table:table-cell office:value-type="string" calcext:value-type="string">
            <text:p>Interior 32”x80” 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22.82" calcext:value-type="currency">
            <text:p>$122.82</text:p>
          </table:table-cell>
          <table:table-cell table:style-name="ce13"/>
          <table:table-cell table:style-name="ce13" table:formula="of:=[.C34]*[.E34]" office:value-type="currency" office:currency="USD" office:value="122.82" calcext:value-type="currency">
            <text:p>$123</text:p>
          </table:table-cell>
          <table:table-cell/>
          <table:table-cell office:value-type="string" calcext:value-type="string">
            <text:p>Left Handed Opening</text:p>
          </table:table-cell>
        </table:table-row>
        <table:table-row table:style-name="ro1" table:number-rows-repeated="4">
          <table:table-cell table:number-columns-repeated="4"/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oilet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table:style-name="ce2" office:value-type="string" calcext:value-type="string">
            <text:p>Geberit <text:s/>111.798.00.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456" calcext:value-type="currency">
            <text:p>$456.00</text:p>
          </table:table-cell>
          <table:table-cell table:style-name="ce13"/>
          <table:table-cell table:style-name="ce13" table:formula="of:=[.C40]*[.E40]" office:value-type="currency" office:currency="USD" office:value="912" calcext:value-type="currency">
            <text:p>$912</text:p>
          </table:table-cell>
          <table:table-cell/>
          <table:table-cell office:value-type="string" calcext:value-type="string">
            <text:p>https://www.amazon.com/Geberit-111-798-00-1-Concealed-Carrier-Dual-Flush/dp/B01C7FL4PK/ref=pd_rhf_se_s_pd_sbs_rvi_d_sccl_2_3/136-6486373-8003668?pd_rd_w=WLdhu&amp;content-id=amzn1.sym.9c71db11-3b2f-49a1-9fef-afd524b20130&amp;pf_rd_p=9c71db11-3b2f-49a1-9fef-afd524b20130&amp;pf_rd_r=0PCF8J4E4762JGXGQRMH&amp;pd_rd_wg=s3Geu&amp;pd_rd_r=0cdf11ef-e152-4c96-91a5-5c893a4e7e3f&amp;pd_rd_i=B01C7FL4PK&amp;psc=1</text:p>
          </table:table-cell>
        </table:table-row>
        <table:table-row table:style-name="ro1">
          <table:table-cell/>
          <table:table-cell office:value-type="string" calcext:value-type="string">
            <text:p>Duravit 2226090092 Toilet Bowl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340" calcext:value-type="currency">
            <text:p>$340.00</text:p>
          </table:table-cell>
          <table:table-cell table:style-name="ce13"/>
          <table:table-cell table:style-name="ce13" table:formula="of:=[.C41]*[.E41]" office:value-type="currency" office:currency="USD" office:value="680" calcext:value-type="currency">
            <text:p>$680</text:p>
          </table:table-cell>
          <table:table-cell/>
          <table:table-cell office:value-type="string" calcext:value-type="string">
            <text:p>https://www.amazon.com/Duravit-2226090092-Toilet-Mounted-Starck/dp/B00F0IZMJ6/ref=cm_cr_srp_d_product_top?ie=UTF8&amp;th=1</text:p>
          </table:table-cell>
        </table:table-row>
        <table:table-row table:style-name="ro1">
          <table:table-cell table:number-columns-repeated="4"/>
          <table:table-cell table:style-name="ce12"/>
          <table:table-cell table:style-name="ce13"/>
          <table:table-cell table:style-name="ce13" table:formula="of:=[.C42]*[.E42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 table:style-name="ce13"/>
          <table:table-cell table:style-name="ce13" table:formula="of:=[.C43]*[.E43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ain Floor Wall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Versalam 1 ½ x 5 ½ 16 ft EWN wall</text:p>
          </table:table-cell>
          <table:table-cell table:style-name="ce8" office:value-type="float" office:value="45" calcext:value-type="float">
            <text:p>45</text:p>
          </table:table-cell>
          <table:table-cell/>
          <table:table-cell table:style-name="ce12" office:value-type="currency" office:currency="USD" office:value="72" calcext:value-type="currency">
            <text:p>$72.00</text:p>
          </table:table-cell>
          <table:table-cell table:style-name="ce13"/>
          <table:table-cell table:style-name="ce13" table:formula="of:=[.C45]*[.E45]" office:value-type="currency" office:currency="USD" office:value="3240" calcext:value-type="currency">
            <text:p>$3,2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 Plate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2" office:value-type="currency" office:currency="USD" office:value="10" calcext:value-type="currency">
            <text:p>$10.00</text:p>
          </table:table-cell>
          <table:table-cell table:style-name="ce13"/>
          <table:table-cell table:style-name="ce13" table:formula="of:=[.C46]*[.E46]" office:value-type="currency" office:currency="USD" office:value="100" calcext:value-type="currency">
            <text:p>$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p Plates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2" office:value-type="currency" office:currency="USD" office:value="20" calcext:value-type="currency">
            <text:p>$20.00</text:p>
          </table:table-cell>
          <table:table-cell table:style-name="ce13"/>
          <table:table-cell table:style-name="ce13" table:formula="of:=[.C47]*[.E47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athing</text:p>
          </table:table-cell>
          <table:table-cell table:style-name="ce8" office:value-type="float" office:value="24" calcext:value-type="float">
            <text:p>24</text:p>
          </table:table-cell>
          <table:table-cell/>
          <table:table-cell table:style-name="ce12" office:value-type="currency" office:currency="USD" office:value="31" calcext:value-type="currency">
            <text:p>$31.00</text:p>
          </table:table-cell>
          <table:table-cell table:style-name="ce13"/>
          <table:table-cell table:style-name="ce13" table:formula="of:=[.C48]*[.E48]" office:value-type="currency" office:currency="USD" office:value="744" calcext:value-type="currency">
            <text:p>$7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ior Walls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2" table:formula="of:=5+10" office:value-type="currency" office:currency="USD" office:value="15" calcext:value-type="currency">
            <text:p>$15.00</text:p>
          </table:table-cell>
          <table:table-cell table:style-name="ce13"/>
          <table:table-cell table:style-name="ce13" table:formula="of:=[.C49]*[.E49]" office:value-type="currency" office:currency="USD" office:value="120" calcext:value-type="currency">
            <text:p>$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6 <text:s/>12 foot</text:p>
          </table:table-cell>
          <table:table-cell table:style-name="ce8" office:value-type="float" office:value="50" calcext:value-type="float">
            <text:p>50</text:p>
          </table:table-cell>
          <table:table-cell/>
          <table:table-cell table:style-name="ce12" office:value-type="currency" office:currency="USD" office:value="12" calcext:value-type="currency">
            <text:p>$12.00</text:p>
          </table:table-cell>
          <table:table-cell table:style-name="ce13"/>
          <table:table-cell table:style-name="ce13" table:formula="of:=[.C50]*[.E50]" office:value-type="currency" office:currency="USD" office:value="600" calcext:value-type="currency">
            <text:p>$600</text:p>
          </table:table-cell>
          <table:table-cell/>
          <table:table-cell office:value-type="string" calcext:value-type="string">
            <text:p>includes fire blocking</text:p>
          </table:table-cell>
        </table:table-row>
        <table:table-row table:style-name="ro1">
          <table:table-cell/>
          <table:table-cell office:value-type="string" calcext:value-type="string">
            <text:p>2x4 10 foot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table:style-name="ce12" office:value-type="currency" office:currency="USD" office:value="7.12" calcext:value-type="currency">
            <text:p>$7.12</text:p>
          </table:table-cell>
          <table:table-cell table:style-name="ce13"/>
          <table:table-cell table:style-name="ce13" table:formula="of:=[.C51]*[.E51]" office:value-type="currency" office:currency="USD" office:value="163.76" calcext:value-type="currency">
            <text:p>$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6 x 8 ft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style-name="ce12" office:value-type="currency" office:currency="USD" office:value="8.22" calcext:value-type="currency">
            <text:p>$8.22</text:p>
          </table:table-cell>
          <table:table-cell table:style-name="ce13"/>
          <table:table-cell table:style-name="ce13" table:formula="of:=[.C52]*[.E52]" office:value-type="currency" office:currency="USD" office:value="287.7" calcext:value-type="currency">
            <text:p>$2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x6x 16 foot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12" office:value-type="currency" office:currency="USD" office:value="17" calcext:value-type="currency">
            <text:p>$17.00</text:p>
          </table:table-cell>
          <table:table-cell table:style-name="ce13"/>
          <table:table-cell table:style-name="ce13" table:formula="of:=[.C53]*[.E53]" office:value-type="currency" office:currency="USD" office:value="340" calcext:value-type="currency">
            <text:p>$34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Upper Floor Wall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2x4 10 foot</text:p>
          </table:table-cell>
          <table:table-cell table:style-name="ce8" office:value-type="float" office:value="25" calcext:value-type="float">
            <text:p>25</text:p>
          </table:table-cell>
          <table:table-cell/>
          <table:table-cell table:style-name="ce12" office:value-type="currency" office:currency="USD" office:value="7.12" calcext:value-type="currency">
            <text:p>$7.12</text:p>
          </table:table-cell>
          <table:table-cell table:style-name="ce13"/>
          <table:table-cell table:style-name="ce13" table:formula="of:=[.C55]*[.E55]" office:value-type="currency" office:currency="USD" office:value="178" calcext:value-type="currency">
            <text:p>$1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 Plate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2" office:value-type="currency" office:currency="USD" office:value="10" calcext:value-type="currency">
            <text:p>$10.00</text:p>
          </table:table-cell>
          <table:table-cell table:style-name="ce13"/>
          <table:table-cell table:style-name="ce13" table:formula="of:=[.C56]*[.E56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p Plates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2" office:value-type="currency" office:currency="USD" office:value="20" calcext:value-type="currency">
            <text:p>$20.00</text:p>
          </table:table-cell>
          <table:table-cell table:style-name="ce13"/>
          <table:table-cell table:style-name="ce13" table:formula="of:=[.C57]*[.E57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athing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2" office:value-type="currency" office:currency="USD" office:value="47" calcext:value-type="currency">
            <text:p>$47.00</text:p>
          </table:table-cell>
          <table:table-cell table:style-name="ce13"/>
          <table:table-cell table:style-name="ce13" table:formula="of:=[.C58]*[.E58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 1/8" x 12" GLULAM 16 ft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2" office:value-type="currency" office:currency="USD" office:value="673" calcext:value-type="currency">
            <text:p>$673.00</text:p>
          </table:table-cell>
          <table:table-cell table:style-name="ce13"/>
          <table:table-cell table:style-name="ce13" table:formula="of:=[.C59]*[.E59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Upper Floor Framing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11 7/8" FLOOR TJI's (230 SERIES) 12 footers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12" office:value-type="currency" office:currency="USD" office:value="168" calcext:value-type="currency">
            <text:p>$168.00</text:p>
          </table:table-cell>
          <table:table-cell table:style-name="ce13"/>
          <table:table-cell table:style-name="ce13" table:formula="of:=[.C63]*[.E63]" office:value-type="currency" office:currency="USD" office:value="2520" calcext:value-type="currency">
            <text:p>$2,5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floor ¾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table:style-name="ce12" office:value-type="currency" office:currency="USD" office:value="47" calcext:value-type="currency">
            <text:p>$47.00</text:p>
          </table:table-cell>
          <table:table-cell table:style-name="ce13"/>
          <table:table-cell table:style-name="ce13" table:formula="of:=[.C64]*[.E64]" office:value-type="currency" office:currency="USD" office:value="423" calcext:value-type="currency">
            <text:p>$4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S Galvanized Top-Flange Joist Hanger for 2-5/16 in. x 11-7/8 in</text:p>
          </table:table-cell>
          <table:table-cell table:style-name="ce8" office:value-type="float" office:value="30" calcext:value-type="float">
            <text:p>30</text:p>
          </table:table-cell>
          <table:table-cell/>
          <table:table-cell table:style-name="ce12" office:value-type="currency" office:currency="USD" office:value="6.56" calcext:value-type="currency">
            <text:p>$6.56</text:p>
          </table:table-cell>
          <table:table-cell table:style-name="ce13"/>
          <table:table-cell table:style-name="ce13" table:formula="of:=[.C65]*[.E65]" office:value-type="currency" office:currency="USD" office:value="196.8" calcext:value-type="currency">
            <text:p>$19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ain Roof </text:p>
          </table:table-cell>
          <table:table-cell/>
          <table:table-cell table:style-name="ce8"/>
          <table:table-cell/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11 7/8" ROOF TJI's (560 SERIES) 24 footers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12" office:value-type="currency" office:currency="USD" office:value="335.76" calcext:value-type="currency">
            <text:p>$335.76</text:p>
          </table:table-cell>
          <table:table-cell table:style-name="ce13"/>
          <table:table-cell table:style-name="ce13" table:formula="of:=[.C67]*[.E67]" office:value-type="currency" office:currency="USD" office:value="4029.12" calcext:value-type="currency">
            <text:p>$4,0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eting</text:p>
          </table:table-cell>
          <table:table-cell table:style-name="ce8" office:value-type="float" office:value="21" calcext:value-type="float">
            <text:p>21</text:p>
          </table:table-cell>
          <table:table-cell/>
          <table:table-cell table:style-name="ce12" office:value-type="currency" office:currency="USD" office:value="31" calcext:value-type="currency">
            <text:p>$31.00</text:p>
          </table:table-cell>
          <table:table-cell table:style-name="ce13"/>
          <table:table-cell table:style-name="ce13" table:formula="of:=[.C68]*[.E68]" office:value-type="currency" office:currency="USD" office:value="651" calcext:value-type="currency">
            <text:p>$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H3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12" office:value-type="currency" office:currency="USD" office:value="1.12" calcext:value-type="currency">
            <text:p>$1.12</text:p>
          </table:table-cell>
          <table:table-cell table:style-name="ce13"/>
          <table:table-cell table:style-name="ce13" table:formula="of:=[.C69]*[.E69]" office:value-type="currency" office:currency="USD" office:value="17.92" calcext:value-type="currency">
            <text:p>$1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Carport and Guest Roof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Rafter Joists 2x8 12 ft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office:value-type="currency" office:currency="USD" office:value="12" calcext:value-type="currency">
            <text:p>$12.00</text:p>
          </table:table-cell>
          <table:table-cell table:style-name="ce13"/>
          <table:table-cell table:style-name="ce13" table:formula="of:=[.C71]*[.E71]" office:value-type="currency" office:currency="USD" office:value="144" calcext:value-type="currency">
            <text:p>$1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x6 <text:s/>8 foot tongue and groove</text:p>
          </table:table-cell>
          <table:table-cell table:style-name="ce8" office:value-type="float" office:value="104" calcext:value-type="float">
            <text:p>104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style-name="ce13"/>
          <table:table-cell table:style-name="ce13" table:formula="of:=[.C72]*[.E72]" office:value-type="currency" office:currency="USD" office:value="1872" calcext:value-type="currency">
            <text:p>$1,8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X Sheeting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office:value-type="currency" office:currency="USD" office:value="31" calcext:value-type="currency">
            <text:p>$31.00</text:p>
          </table:table-cell>
          <table:table-cell table:style-name="ce13"/>
          <table:table-cell table:style-name="ce13" table:formula="of:=[.C73]*[.E73]" office:value-type="currency" office:currency="USD" office:value="372" calcext:value-type="currency">
            <text:p>$372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- does not rafter ends</text:p>
          </table:table-cell>
          <table:table-cell table:style-name="ce8"/>
          <table:table-cell table:number-columns-repeated="2"/>
          <table:table-cell table:style-name="ce13"/>
          <table:table-cell table:style-name="ce13" table:formula="of:=[.C74]*[.E74]" office:value-type="currency" office:currency="USD" office:value="0" calcext:value-type="currency">
            <text:p>$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eting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currency" office:currency="USD" office:value="46.55" calcext:value-type="currency">
            <text:p>$46.55</text:p>
          </table:table-cell>
          <table:table-cell table:style-name="ce13"/>
          <table:table-cell table:style-name="ce13" table:formula="of:=[.C75]*[.E75]" office:value-type="currency" office:currency="USD" office:value="372.4" calcext:value-type="currency">
            <text:p>$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 Roof Fascia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13"/>
          <table:table-cell table:style-name="ce13" table:formula="of:=[.C76]*[.E76]" office:value-type="currency" office:currency="USD" office:value="120" calcext:value-type="currency">
            <text:p>$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H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currency" office:currency="USD" office:value="1.12" calcext:value-type="currency">
            <text:p>$1.12</text:p>
          </table:table-cell>
          <table:table-cell/>
          <table:table-cell table:style-name="ce13" table:formula="of:=[.C77]*[.E77]" office:value-type="currency" office:currency="USD" office:value="33.6" calcext:value-type="currency">
            <text:p>$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LU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currency" office:currency="USD" office:value="2.68" calcext:value-type="currency">
            <text:p>$2.68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x12 12 ft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24.54" calcext:value-type="currency">
            <text:p>$24.54</text:p>
          </table:table-cell>
          <table:table-cell/>
          <table:table-cell table:style-name="ce13" table:formula="of:=[.C79]*[.E79]" office:value-type="currency" office:currency="USD" office:value="196.32" calcext:value-type="currency">
            <text:p>$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 1/2" x 9 3/4" GLULAM 20 foo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00" calcext:value-type="currency">
            <text:p>$500.00</text:p>
          </table:table-cell>
          <table:table-cell/>
          <table:table-cell table:style-name="ce13" table:formula="of:=[.C80]*[.E80]" office:value-type="currency" office:currency="USD" office:value="500" calcext:value-type="currency">
            <text:p>$5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orche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5 1/2" x 9 3/4" GLULAM 30 foo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673" calcext:value-type="currency">
            <text:p>$673.00</text:p>
          </table:table-cell>
          <table:table-cell/>
          <table:table-cell table:style-name="ce13" table:formula="of:=[.C82]*[.E82]" office:value-type="currency" office:currency="USD" office:value="673" calcext:value-type="currency">
            <text:p>$6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x6 Post 10 foot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currency" office:currency="USD" office:value="56" calcext:value-type="currency">
            <text:p>$56.00</text:p>
          </table:table-cell>
          <table:table-cell/>
          <table:table-cell table:style-name="ce13" table:formula="of:=[.C83]*[.E83]" office:value-type="currency" office:currency="USD" office:value="336" calcext:value-type="currency">
            <text:p>$336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6x6 Post 12foo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67" calcext:value-type="currency">
            <text:p>$67.00</text:p>
          </table:table-cell>
          <table:table-cell/>
          <table:table-cell table:style-name="ce13" table:formula="of:=[.C84]*[.E84]" office:value-type="currency" office:currency="USD" office:value="134" calcext:value-type="currency">
            <text:p>$1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son O(E)CC 6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currency" office:currency="USD" office:value="81.16" calcext:value-type="currency">
            <text:p>$81.16</text:p>
          </table:table-cell>
          <table:table-cell/>
          <table:table-cell table:style-name="ce13" table:formula="of:=[.C85]*[.E85]" office:value-type="currency" office:currency="USD" office:value="568.12" calcext:value-type="currency">
            <text:p>$568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5/8 in. x 8 in. Hot-Dip Galvanized Retrofit Bolt (2-Pack)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2" office:value-type="currency" office:currency="USD" office:value="19" calcext:value-type="currency">
            <text:p>$19.00</text:p>
          </table:table-cell>
          <table:table-cell/>
          <table:table-cell table:style-name="ce13" table:formula="of:=[.C86]*[.E86]" office:value-type="currency" office:currency="USD" office:value="399" calcext:value-type="currency">
            <text:p>$399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after Joists 2x8 8 ft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office:value-type="currency" office:currency="USD" office:value="10.12" calcext:value-type="currency">
            <text:p>$10.12</text:p>
          </table:table-cell>
          <table:table-cell/>
          <table:table-cell table:style-name="ce13" table:formula="of:=[.C87]*[.E87]" office:value-type="currency" office:currency="USD" office:value="101.2" calcext:value-type="currency">
            <text:p>$10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1x6 <text:s/>8 foot tongue and groove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2" office:value-type="currency" office:currency="USD" office:value="18" calcext:value-type="currency">
            <text:p>$18.00</text:p>
          </table:table-cell>
          <table:table-cell table:style-name="ce3"/>
          <table:table-cell table:style-name="ce13" table:formula="of:=[.C88]*[.E88]" office:value-type="currency" office:currency="USD" office:value="558" calcext:value-type="currency">
            <text:p>$55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Electrical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150 Amp 30-Space Outdoor Load Center Meter Main Combo with Main Break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400" calcext:value-type="currency">
            <text:p>$400.00</text:p>
          </table:table-cell>
          <table:table-cell/>
          <table:table-cell table:style-name="ce13" table:formula="of:=[.C90]*[.E90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 mast rigging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400" calcext:value-type="currency">
            <text:p>$400.00</text:p>
          </table:table-cell>
          <table:table-cell/>
          <table:table-cell table:style-name="ce13" table:formula="of:=[.C91]*[.E91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athroom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ink <text:s/>KOHLER Cimarron 8 in. Widespread Vitreous China Pedestal Combo Bathroom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312" calcext:value-type="currency">
            <text:p>$312.00</text:p>
          </table:table-cell>
          <table:table-cell/>
          <table:table-cell table:style-name="ce13" table:formula="of:=[.C93]*[.E93]" office:value-type="currency" office:currency="USD" office:value="624" calcext:value-type="currency">
            <text:p>$6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ucet <text:s/>MOEN Adler 4 in. Centerset 2-Hand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60" calcext:value-type="currency">
            <text:p>$60.00</text:p>
          </table:table-cell>
          <table:table-cell/>
          <table:table-cell table:style-name="ce13" table:formula="of:=[.C94]*[.E94]" office:value-type="currency" office:currency="USD" office:value="120" calcext:value-type="currency">
            <text:p>$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rror <text:s/>JENSEN Horizon 16 in. W x 26 in. H x 4-3/4 in. D Frameless Recesse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103" calcext:value-type="currency">
            <text:p>$103.00</text:p>
          </table:table-cell>
          <table:table-cell/>
          <table:table-cell table:style-name="ce13" table:formula="of:=[.C95]*[.E95]" office:value-type="currency" office:currency="USD" office:value="206" calcext:value-type="currency">
            <text:p>$2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2000" calcext:value-type="currency">
            <text:p>$2,000.00</text:p>
          </table:table-cell>
          <table:table-cell/>
          <table:table-cell table:style-name="ce13" table:formula="of:=[.C96]*[.E96]" office:value-type="currency" office:currency="USD" office:value="4000" calcext:value-type="currency">
            <text:p>$4,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Roof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Metal roof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8000" calcext:value-type="currency">
            <text:p>$8,000.00</text:p>
          </table:table-cell>
          <table:table-cell/>
          <table:table-cell table:style-name="ce13" table:formula="of:=[.C98]*[.E98]" office:value-type="currency" office:currency="USD" office:value="8000" calcext:value-type="currency">
            <text:p>$8,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ucco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5"/>
          <table:table-cell office:value-type="string" calcext:value-type="string">
            <text:p>Stucco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8000" calcext:value-type="currency">
            <text:p>$8,000.00</text:p>
          </table:table-cell>
          <table:table-cell/>
          <table:table-cell table:style-name="ce13" table:formula="of:=[.C100]*[.E100]" office:value-type="currency" office:currency="USD" office:value="8000" calcext:value-type="currency">
            <text:p>$8,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Appliances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Refrigerat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500" calcext:value-type="currency">
            <text:p>$1,500.00</text:p>
          </table:table-cell>
          <table:table-cell/>
          <table:table-cell table:style-name="ce13" table:formula="of:=[.C102]*[.E102]" office:value-type="currency" office:currency="USD" office:value="1500" calcext:value-type="currency">
            <text:p>$1,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hwash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800" calcext:value-type="currency">
            <text:p>$800.00</text:p>
          </table:table-cell>
          <table:table-cell/>
          <table:table-cell table:style-name="ce13" table:formula="of:=[.C103]*[.E103]" office:value-type="currency" office:currency="USD" office:value="800" calcext:value-type="currency">
            <text:p>$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400" calcext:value-type="currency">
            <text:p>$400.00</text:p>
          </table:table-cell>
          <table:table-cell/>
          <table:table-cell table:style-name="ce13" table:formula="of:=[.C104]*[.E104]" office:value-type="currency" office:currency="USD" office:value="400" calcext:value-type="currency">
            <text:p>$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100" calcext:value-type="currency">
            <text:p>$1,100.00</text:p>
          </table:table-cell>
          <table:table-cell/>
          <table:table-cell table:style-name="ce13" table:formula="of:=[.C105]*[.E105]" office:value-type="currency" office:currency="USD" office:value="1100" calcext:value-type="currency">
            <text:p>$1,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1000" calcext:value-type="currency">
            <text:p>$1,000.00</text:p>
          </table:table-cell>
          <table:table-cell/>
          <table:table-cell table:style-name="ce13" table:formula="of:=[.C106]*[.E106]" office:value-type="currency" office:currency="USD" office:value="1000" calcext:value-type="currency">
            <text:p>$1,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inet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currency" office:currency="USD" office:value="4000" calcext:value-type="currency">
            <text:p>$4,000.00</text:p>
          </table:table-cell>
          <table:table-cell/>
          <table:table-cell table:style-name="ce13" table:formula="of:=[.C107]*[.E107]" office:value-type="currency" office:currency="USD" office:value="4000" calcext:value-type="currency">
            <text:p>$4,000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Flooring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amboo Flooring Eco Forest Premium Carbonized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12" office:value-type="currency" office:currency="USD" office:value="3" calcext:value-type="currency">
            <text:p>$3.00</text:p>
          </table:table-cell>
          <table:table-cell/>
          <table:table-cell table:style-name="ce13" table:formula="of:=[.C109]*[.E109]" office:value-type="currency" office:currency="USD" office:value="2100" calcext:value-type="currency">
            <text:p>$2,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ISC</text:p>
          </table:table-cell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WG Location</text:p>
          </table:table-cell>
          <table:table-cell table:style-name="ce1" office:value-type="string" calcext:value-type="string">
            <text:p>Est Price</text:p>
          </table:table-cell>
          <table:table-cell table:style-name="ce1" office:value-type="string" calcext:value-type="string">
            <text:p>Act Price</text:p>
          </table:table-cell>
          <table:table-cell table:style-name="ce1" office:value-type="string" calcext:value-type="string">
            <text:p>Total Est</text:p>
          </table:table-cell>
          <table:table-cell table:style-name="ce1" office:value-type="string" calcext:value-type="string">
            <text:p>Total A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Tyvek $224 / 1350 <text:s/>2100 AREA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currency" office:currency="USD" office:value="224" calcext:value-type="currency">
            <text:p>$224.00</text:p>
          </table:table-cell>
          <table:table-cell table:style-name="ce3"/>
          <table:table-cell table:style-name="ce13" table:formula="of:=[.C112]*[.E112]" office:value-type="currency" office:currency="USD" office:value="448" calcext:value-type="currency">
            <text:p>$4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ywall ½ inch Ultralight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currency" office:currency="USD" office:value="16.58" calcext:value-type="currency">
            <text:p>$16.58</text:p>
          </table:table-cell>
          <table:table-cell/>
          <table:table-cell table:style-name="ce13" table:formula="of:=[.C113]*[.E113]" office:value-type="currency" office:currency="USD" office:value="1740.9" calcext:value-type="currency">
            <text:p>$1,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ywall ½ inch Ultralight Gree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currency" office:currency="USD" office:value="23.93" calcext:value-type="currency">
            <text:p>$23.93</text:p>
          </table:table-cell>
          <table:table-cell/>
          <table:table-cell table:style-name="ce13" table:formula="of:=[.C114]*[.E114]" office:value-type="currency" office:currency="USD" office:value="478.6" calcext:value-type="currency">
            <text:p>$4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Foa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800" calcext:value-type="currency">
            <text:p>$1,800.00</text:p>
          </table:table-cell>
          <table:table-cell/>
          <table:table-cell table:style-name="ce13" table:formula="of:=[.C115]*[.E115]" office:value-type="currency" office:currency="USD" office:value="1800" calcext:value-type="currency">
            <text:p>$1,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tt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/>
          <table:table-cell table:style-name="ce13" table:formula="of:=[.C116]*[.E116]" office:value-type="currency" office:currency="USD" office:value="8000" calcext:value-type="currency">
            <text:p>$8,000</text:p>
          </table:table-cell>
          <table:table-cell table:number-columns-repeated="2"/>
        </table:table-row>
        <table:table-row table:style-name="ro1" table:number-rows-repeated="23">
          <table:table-cell table:number-columns-repeated="9"/>
        </table:table-row>
        <table:table-row table:style-name="ro1" table:number-rows-repeated="3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ain Interi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ast Wal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Wal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Wal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Wal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North Wall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Wall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Wall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 office:value-type="string" calcext:value-type="string">
            <text:p>Enclosed Perimeter</text:p>
          </table:table-cell>
          <table:table-cell/>
          <table:table-cell table:formula="of:=SUM([.C2:.C8])" office:value-type="float" office:value="114" calcext:value-type="float">
            <text:p>11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n Surface Are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ast 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/>
        </table:table-row>
        <table:table-row table:style-name="ro1">
          <table:table-cell table:number-columns-repeated="3"/>
          <table:table-cell table:formula="of:=14+2/12" office:value-type="float" office:value="14.1666666666667" calcext:value-type="float">
            <text:p>14.1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C2]*[.D14]+0.5*[.C2]*([.D16]-[.D14])" office:value-type="float" office:value="386" calcext:value-type="float">
            <text:p>3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 Wall</text:p>
          </table:table-cell>
          <table:table-cell table:formula="of:=[.C17]-([.C7]*12)"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Guest</text:p>
          </table:table-cell>
          <table:table-cell office:value-type="string" calcext:value-type="string">
            <text:p>West Wall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Wal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Wall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Main Roo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B23]*[.B24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Carport+Gues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B26]*[.B27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orc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[.B30]*[.B31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33]*[.B34]"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1:57:44.303116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4T07:02:12.928037790</meta:creation-date>
    <dc:date>2024-05-27T13:42:21.056701981</dc:date>
    <meta:editing-duration>P9DT15H36M55S</meta:editing-duration>
    <meta:editing-cycles>23</meta:editing-cycles>
    <meta:generator>LibreOffice/6.4.7.2$Linux_X86_64 LibreOffice_project/40$Build-2</meta:generator>
    <meta:document-statistic meta:table-count="2" meta:cell-count="561" meta:object-count="0"/>
  </office:meta>
</office:document-meta>
</file>